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13.4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9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3"/>
    <style:style style:name="ce4" style:family="table-cell" style:parent-style-name="Default" style:data-style-name="N113">
      <style:table-cell-properties fo:background-color="#009900"/>
      <style:text-properties fo:color="#000000"/>
    </style:style>
    <style:style style:name="ce5" style:family="table-cell" style:parent-style-name="Default" style:data-style-name="N113">
      <style:text-properties fo:color="#000000"/>
    </style:style>
    <style:style style:name="ce6" style:family="table-cell" style:parent-style-name="Default" style:data-style-name="N113">
      <style:table-cell-properties fo:background-color="transparent"/>
    </style:style>
    <style:style style:name="ce7" style:family="table-cell" style:parent-style-name="Default" style:data-style-name="N113">
      <style:table-cell-properties fo:background-color="#009900"/>
    </style:style>
    <style:style style:name="ce8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5.72mm" svg:height="92.43mm" svg:x="127.54mm" svg:y="22.3mm">
            <loext:p draw:notify-on-update-of-ranges="Sheet1.C2:Sheet1.C3000 Sheet1.D2:Sheet1.D3000 Sheet1.R5:Sheet1.R28 Sheet1.S5:Sheet1.S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3"/>
        <table:table-column table:style-name="co3" table:number-columns-repeated="4" table:default-cell-style-name="ce3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8" table:number-rows-spanned="2">
            <text:p>Trace Table (Auto)</text:p>
          </table:table-cell>
          <table:covered-table-cell table:number-columns-repeated="2" table:style-name="Default"/>
          <table:covered-table-cell table:style-name="ce1"/>
          <table:covered-table-cell table:number-columns-repeated="3" table:style-name="Default"/>
          <table:covered-table-cell/>
          <table:table-cell/>
          <table:table-cell office:value-type="string" calcext:value-type="string">
            <text:p>ID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 table:number-columns-spanned="5" table:number-rows-spanned="2">
            <text:p>Simulation Data</text:p>
          </table:table-cell>
          <table:covered-table-cell table:number-columns-repeated="4"/>
        </table:table-row>
        <table:table-row table:style-name="ro1">
          <table:table-cell/>
          <table:covered-table-cell table:number-columns-repeated="7" table:style-name="Default"/>
          <table:covered-table-cell/>
          <table:table-cell table:number-columns-repeated="4"/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table:style-name="ce2" office:value-type="string" calcext:value-type="string">
            <text:p>pX</text:p>
          </table:table-cell>
          <table:table-cell table:style-name="ce2" office:value-type="string" calcext:value-type="string">
            <text:p>pY</text:p>
          </table:table-cell>
          <table:table-cell table:style-name="ce2" office:value-type="string" calcext:value-type="string">
            <text:p>vX</text:p>
          </table:table-cell>
          <table:table-cell table:style-name="ce2" office:value-type="string" calcext:value-type="string">
            <text:p>vY</text:p>
          </table:table-cell>
          <table:table-cell table:style-name="ce2" office:value-type="string" calcext:value-type="string">
            <text:p>aX</text:p>
          </table:table-cell>
          <table:table-cell table:style-name="ce2" office:value-type="string" calcext:value-type="string">
            <text:p>aY</text:p>
          </table:table-cell>
          <table:table-cell table:style-name="ce2" office:value-type="string" calcext:value-type="string">
            <text:p>r</text:p>
          </table:table-cell>
          <table:table-cell/>
          <table:table-cell office:value-type="string" calcext:value-type="string">
            <text:p>UGC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</table:table-row>
        <table:table-row table:style-name="ro1">
          <table:table-cell/>
          <table:table-cell office:value-type="string" calcext:value-type="string">
            <text:p>Initial</text:p>
          </table:table-cell>
          <table:table-cell office:value-type="float" office:value="10" calcext:value-type="float">
            <text:p>1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" table:formula="of:=-([.$L$3]*[.$O$1]*[.$O$2])/POWER([.I4];3)*[.C5]" office:value-type="float" office:value="-0.1" calcext:value-type="float">
            <text:p>-0.100</text:p>
          </table:table-cell>
          <table:table-cell table:style-name="ce4" table:formula="of:=-([.$L$3]*[.$O$1]*[.$O$2])/POWER([.I4];3)*[.D5]" office:value-type="float" office:value="-0" calcext:value-type="float">
            <text:p>0.000</text:p>
          </table:table-cell>
          <table:table-cell table:style-name="ce3" table:formula="of:=SQRT([.C5]*[.C5]+[.D5]*[.D5])" office:value-type="float" office:value="10" calcext:value-type="float">
            <text:p>10.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2" office:value-type="string" calcext:value-type="string">
            <text:p>Initial</text:p>
          </table:table-cell>
          <table:table-cell table:style-name="ce3" office:value-type="float" office:value="10" calcext:value-type="float">
            <text:p>10.000</text:p>
          </table:table-cell>
          <table:table-cell table:number-columns-repeated="2" table:style-name="ce3" office:value-type="float" office:value="0" calcext:value-type="float">
            <text:p>0.000</text:p>
          </table:table-cell>
          <table:table-cell table:style-name="ce3" office:value-type="float" office:value="1" calcext:value-type="float">
            <text:p>1.000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4]" office:value-type="float" office:value="10" calcext:value-type="float">
            <text:p>10.000</text:p>
          </table:table-cell>
          <table:table-cell table:formula="of:=[.D4]" office:value-type="float" office:value="0" calcext:value-type="float">
            <text:p>0.000</text:p>
          </table:table-cell>
          <table:table-cell table:style-name="ce7" table:formula="of:=[.E4]+[.G4]*[.$L$1]*0.5" office:value-type="float" office:value="-0.1" calcext:value-type="float">
            <text:p>-0.100</text:p>
          </table:table-cell>
          <table:table-cell table:style-name="ce7" table:formula="of:=[.F4]+[.H4]*[.$L$1]*0.5" office:value-type="float" office:value="1" calcext:value-type="float">
            <text:p>1.000</text:p>
          </table:table-cell>
          <table:table-cell table:formula="of:=[.G4]" office:value-type="float" office:value="-0.1" calcext:value-type="float">
            <text:p>-0.100</text:p>
          </table:table-cell>
          <table:table-cell table:formula="of:=[.H4]" office:value-type="float" office:value="-0" calcext:value-type="float">
            <text:p>0.000</text:p>
          </table:table-cell>
          <table:table-cell table:number-columns-repeated="8"/>
          <table:table-cell table:style-name="ce2" office:value-type="string" calcext:value-type="string">
            <text:p>v.5_1</text:p>
          </table:table-cell>
          <table:table-cell table:style-name="ce3" office:value-type="float" office:value="10" calcext:value-type="float">
            <text:p>10.000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-0.1" calcext:value-type="float">
            <text:p>-0.100</text:p>
          </table:table-cell>
          <table:table-cell table:style-name="ce3" office:value-type="float" office:value="1" calcext:value-type="float">
            <text:p>1.000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4" table:formula="of:=[.C5]+([.E6]*[.$L$1])" office:value-type="float" office:value="9.8" calcext:value-type="float">
            <text:p>9.800</text:p>
          </table:table-cell>
          <table:table-cell table:style-name="ce4" table:formula="of:=[.D5]+([.F6]*[.$L$1])" office:value-type="float" office:value="2" calcext:value-type="float">
            <text:p>2.000</text:p>
          </table:table-cell>
          <table:table-cell table:formula="of:=[.E5]" office:value-type="float" office:value="-0.1" calcext:value-type="float">
            <text:p>-0.100</text:p>
          </table:table-cell>
          <table:table-cell table:formula="of:=[.F5]" office:value-type="float" office:value="1" calcext:value-type="float">
            <text:p>1.000</text:p>
          </table:table-cell>
          <table:table-cell table:style-name="Default"/>
          <table:table-cell table:style-name="ce2"/>
          <table:table-cell table:number-columns-repeated="8"/>
          <table:table-cell table:style-name="ce2" office:value-type="string" calcext:value-type="string">
            <text:p>r</text:p>
          </table:table-cell>
          <table:table-cell table:style-name="ce3" office:value-type="float" office:value="9.8" calcext:value-type="float">
            <text:p>9.800</text:p>
          </table:table-cell>
          <table:table-cell table:style-name="ce3" office:value-type="float" office:value="2" calcext:value-type="float">
            <text:p>2.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5" table:formula="of:=[.C6]" office:value-type="float" office:value="9.8" calcext:value-type="float">
            <text:p>9.800</text:p>
          </table:table-cell>
          <table:table-cell table:formula="of:=[.D6]" office:value-type="float" office:value="2" calcext:value-type="float">
            <text:p>2.000</text:p>
          </table:table-cell>
          <table:table-cell table:formula="of:=[.E6]" office:value-type="float" office:value="-0.1" calcext:value-type="float">
            <text:p>-0.100</text:p>
          </table:table-cell>
          <table:table-cell table:formula="of:=[.F6]" office:value-type="float" office:value="1" calcext:value-type="float">
            <text:p>1.000</text:p>
          </table:table-cell>
          <table:table-cell table:style-name="ce7" table:formula="of:=-([.$L$3]*[.$O$1]*[.$O$2])/POWER([.I7];3)*[.C7]" office:value-type="float" office:value="-0.0979412293862861" calcext:value-type="float">
            <text:p>-0.098</text:p>
          </table:table-cell>
          <table:table-cell table:style-name="ce7" table:formula="of:=-([.$L$3]*[.$O$1]*[.$O$2])/POWER([.I7];3)*[.D7]" office:value-type="float" office:value="-0.0199880059972013" calcext:value-type="float">
            <text:p>-0.020</text:p>
          </table:table-cell>
          <table:table-cell table:style-name="ce3" table:formula="of:=SQRT([.C7]*[.C7]+[.D7]*[.D7])" office:value-type="float" office:value="10.00199980004" calcext:value-type="float">
            <text:p>10.002</text:p>
          </table:table-cell>
          <table:table-cell table:number-columns-repeated="7"/>
          <table:table-cell table:style-name="ce2" office:value-type="string" calcext:value-type="string">
            <text:p>v.5_2</text:p>
          </table:table-cell>
          <table:table-cell table:style-name="ce3" table:number-columns-repeated="2"/>
          <table:table-cell table:style-name="ce3" office:value-type="float" office:value="-0.197941" calcext:value-type="float">
            <text:p>-0.198</text:p>
          </table:table-cell>
          <table:table-cell table:style-name="ce3" office:value-type="float" office:value="0.980012" calcext:value-type="float">
            <text:p>0.980</text:p>
          </table:table-cell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7]" office:value-type="float" office:value="9.8" calcext:value-type="float">
            <text:p>9.800</text:p>
          </table:table-cell>
          <table:table-cell table:formula="of:=[.D7]" office:value-type="float" office:value="2" calcext:value-type="float">
            <text:p>2.000</text:p>
          </table:table-cell>
          <table:table-cell table:style-name="ce7" table:formula="of:=[.E7]+[.G8]*[.$L$1]*0.5" office:value-type="float" office:value="-0.197941229386286" calcext:value-type="float">
            <text:p>-0.198</text:p>
          </table:table-cell>
          <table:table-cell table:style-name="ce7" table:formula="of:=[.F7]+[.H8]*[.$L$1]*0.5" office:value-type="float" office:value="0.980011994002799" calcext:value-type="float">
            <text:p>0.980</text:p>
          </table:table-cell>
          <table:table-cell table:formula="of:=[.G7]" office:value-type="float" office:value="-0.0979412293862861" calcext:value-type="float">
            <text:p>-0.098</text:p>
          </table:table-cell>
          <table:table-cell table:formula="of:=[.H7]" office:value-type="float" office:value="-0.0199880059972013" calcext:value-type="float">
            <text:p>-0.020</text:p>
          </table:table-cell>
          <table:table-cell table:number-columns-repeated="8"/>
          <table:table-cell table:style-name="ce2" office:value-type="string" calcext:value-type="string">
            <text:p>v.5_1</text:p>
          </table:table-cell>
          <table:table-cell table:style-name="ce3" table:number-columns-repeated="2"/>
          <table:table-cell table:style-name="ce3" office:value-type="float" office:value="-0.295882" calcext:value-type="float">
            <text:p>-0.296</text:p>
          </table:table-cell>
          <table:table-cell table:style-name="ce3" office:value-type="float" office:value="0.960024" calcext:value-type="float">
            <text:p>0.960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8]" office:value-type="float" office:value="9.8" calcext:value-type="float">
            <text:p>9.800</text:p>
          </table:table-cell>
          <table:table-cell table:formula="of:=[.D8]" office:value-type="float" office:value="2" calcext:value-type="float">
            <text:p>2.000</text:p>
          </table:table-cell>
          <table:table-cell table:style-name="ce7" table:formula="of:=[.E8]+[.G9]*[.$L$1]*0.5" office:value-type="float" office:value="-0.295882458772572" calcext:value-type="float">
            <text:p>-0.296</text:p>
          </table:table-cell>
          <table:table-cell table:style-name="ce7" table:formula="of:=[.F8]+[.H9]*[.$L$1]*0.5" office:value-type="float" office:value="0.960023988005597" calcext:value-type="float">
            <text:p>0.960</text:p>
          </table:table-cell>
          <table:table-cell table:formula="of:=[.G8]" office:value-type="float" office:value="-0.0979412293862861" calcext:value-type="float">
            <text:p>-0.098</text:p>
          </table:table-cell>
          <table:table-cell table:formula="of:=[.H8]" office:value-type="float" office:value="-0.0199880059972013" calcext:value-type="float">
            <text:p>-0.020</text:p>
          </table:table-cell>
          <table:table-cell table:style-name="ce3"/>
          <table:table-cell table:number-columns-repeated="7"/>
          <table:table-cell table:style-name="ce2" office:value-type="string" calcext:value-type="string">
            <text:p>r</text:p>
          </table:table-cell>
          <table:table-cell table:style-name="ce3" office:value-type="float" office:value="9.20824" calcext:value-type="float">
            <text:p>9.208</text:p>
          </table:table-cell>
          <table:table-cell table:style-name="ce3" office:value-type="float" office:value="3.92005" calcext:value-type="float">
            <text:p>3.920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4" table:formula="of:=[.C9]+([.E10]*[.$L$1])" office:value-type="float" office:value="9.20823508245486" calcext:value-type="float">
            <text:p>9.208</text:p>
          </table:table-cell>
          <table:table-cell table:style-name="ce4" table:formula="of:=[.D9]+([.F10]*[.$L$1])" office:value-type="float" office:value="3.92004797601119" calcext:value-type="float">
            <text:p>3.920</text:p>
          </table:table-cell>
          <table:table-cell table:formula="of:=[.E9]" office:value-type="float" office:value="-0.295882458772572" calcext:value-type="float">
            <text:p>-0.296</text:p>
          </table:table-cell>
          <table:table-cell table:formula="of:=[.F9]" office:value-type="float" office:value="0.960023988005597" calcext:value-type="float">
            <text:p>0.960</text:p>
          </table:table-cell>
          <table:table-cell table:style-name="Default"/>
          <table:table-cell table:style-name="ce2"/>
          <table:table-cell table:number-columns-repeated="8"/>
          <table:table-cell table:style-name="ce2" office:value-type="string" calcext:value-type="string">
            <text:p>v.5_2</text:p>
          </table:table-cell>
          <table:table-cell table:style-name="ce3" table:number-columns-repeated="2"/>
          <table:table-cell table:style-name="ce3" office:value-type="float" office:value="-0.387746" calcext:value-type="float">
            <text:p>-0.388</text:p>
          </table:table-cell>
          <table:table-cell table:style-name="ce3" office:value-type="float" office:value="0.920916" calcext:value-type="float">
            <text:p>0.921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5" table:formula="of:=[.C10]" office:value-type="float" office:value="9.20823508245486" calcext:value-type="float">
            <text:p>9.208</text:p>
          </table:table-cell>
          <table:table-cell table:formula="of:=[.D10]" office:value-type="float" office:value="3.92004797601119" calcext:value-type="float">
            <text:p>3.920</text:p>
          </table:table-cell>
          <table:table-cell table:formula="of:=[.E10]" office:value-type="float" office:value="-0.295882458772572" calcext:value-type="float">
            <text:p>-0.296</text:p>
          </table:table-cell>
          <table:table-cell table:formula="of:=[.F10]" office:value-type="float" office:value="0.960023988005597" calcext:value-type="float">
            <text:p>0.960</text:p>
          </table:table-cell>
          <table:table-cell table:style-name="ce7" table:formula="of:=-([.$L$3]*[.$O$1]*[.$O$2])/POWER([.I11];3)*[.C11]" office:value-type="float" office:value="-0.0918640375648157" calcext:value-type="float">
            <text:p>-0.092</text:p>
          </table:table-cell>
          <table:table-cell table:style-name="ce7" table:formula="of:=-([.$L$3]*[.$O$1]*[.$O$2])/POWER([.I11];3)*[.D11]" office:value-type="float" office:value="-0.0391075413800327" calcext:value-type="float">
            <text:p>-0.039</text:p>
          </table:table-cell>
          <table:table-cell table:style-name="ce3" table:formula="of:=SQRT([.C11]*[.C11]+[.D11]*[.D11])" office:value-type="float" office:value="10.0079153407681" calcext:value-type="float">
            <text:p>10.008</text:p>
          </table:table-cell>
          <table:table-cell table:number-columns-repeated="7"/>
          <table:table-cell table:style-name="ce2" office:value-type="string" calcext:value-type="string">
            <text:p>v.5_1</text:p>
          </table:table-cell>
          <table:table-cell table:style-name="ce3" table:number-columns-repeated="2"/>
          <table:table-cell table:style-name="ce3" office:value-type="float" office:value="-0.479611" calcext:value-type="float">
            <text:p>-0.480</text:p>
          </table:table-cell>
          <table:table-cell table:style-name="ce3" office:value-type="float" office:value="0.881809" calcext:value-type="float">
            <text:p>0.882</text:p>
          </table:table-cell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11]" office:value-type="float" office:value="9.20823508245486" calcext:value-type="float">
            <text:p>9.208</text:p>
          </table:table-cell>
          <table:table-cell table:formula="of:=[.D11]" office:value-type="float" office:value="3.92004797601119" calcext:value-type="float">
            <text:p>3.920</text:p>
          </table:table-cell>
          <table:table-cell table:style-name="ce7" table:formula="of:=[.E11]+[.G12]*[.$L$1]*0.5" office:value-type="float" office:value="-0.387746496337388" calcext:value-type="float">
            <text:p>-0.388</text:p>
          </table:table-cell>
          <table:table-cell table:style-name="ce7" table:formula="of:=[.F11]+[.H12]*[.$L$1]*0.5" office:value-type="float" office:value="0.920916446625565" calcext:value-type="float">
            <text:p>0.921</text:p>
          </table:table-cell>
          <table:table-cell table:formula="of:=[.G11]" office:value-type="float" office:value="-0.0918640375648157" calcext:value-type="float">
            <text:p>-0.092</text:p>
          </table:table-cell>
          <table:table-cell table:formula="of:=[.H11]" office:value-type="float" office:value="-0.0391075413800327" calcext:value-type="float">
            <text:p>-0.039</text:p>
          </table:table-cell>
          <table:table-cell table:number-columns-repeated="8"/>
          <table:table-cell table:style-name="ce2" office:value-type="string" calcext:value-type="string">
            <text:p>r</text:p>
          </table:table-cell>
          <table:table-cell table:style-name="ce3" office:value-type="float" office:value="8.24901" calcext:value-type="float">
            <text:p>8.249</text:p>
          </table:table-cell>
          <table:table-cell table:style-name="ce3" office:value-type="float" office:value="5.68367" calcext:value-type="float">
            <text:p>5.684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12]" office:value-type="float" office:value="9.20823508245486" calcext:value-type="float">
            <text:p>9.208</text:p>
          </table:table-cell>
          <table:table-cell table:formula="of:=[.D12]" office:value-type="float" office:value="3.92004797601119" calcext:value-type="float">
            <text:p>3.920</text:p>
          </table:table-cell>
          <table:table-cell table:style-name="ce7" table:formula="of:=[.E12]+[.G13]*[.$L$1]*0.5" office:value-type="float" office:value="-0.479610533902204" calcext:value-type="float">
            <text:p>-0.480</text:p>
          </table:table-cell>
          <table:table-cell table:style-name="ce7" table:formula="of:=[.F12]+[.H13]*[.$L$1]*0.5" office:value-type="float" office:value="0.881808905245532" calcext:value-type="float">
            <text:p>0.882</text:p>
          </table:table-cell>
          <table:table-cell table:formula="of:=[.G12]" office:value-type="float" office:value="-0.0918640375648157" calcext:value-type="float">
            <text:p>-0.092</text:p>
          </table:table-cell>
          <table:table-cell table:formula="of:=[.H12]" office:value-type="float" office:value="-0.0391075413800327" calcext:value-type="float">
            <text:p>-0.039</text:p>
          </table:table-cell>
          <table:table-cell table:style-name="ce3"/>
          <table:table-cell table:number-columns-repeated="7"/>
          <table:table-cell table:style-name="ce2" office:value-type="string" calcext:value-type="string">
            <text:p>v.5_2</text:p>
          </table:table-cell>
          <table:table-cell table:style-name="ce3" table:number-columns-repeated="2"/>
          <table:table-cell table:style-name="ce3" office:value-type="float" office:value="-0.561669" calcext:value-type="float">
            <text:p>-0.562</text:p>
          </table:table-cell>
          <table:table-cell table:style-name="ce3" office:value-type="float" office:value="0.82527" calcext:value-type="float">
            <text:p>0.825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4" table:formula="of:=[.C13]+([.E14]*[.$L$1])" office:value-type="float" office:value="8.24901401465045" calcext:value-type="float">
            <text:p>8.249</text:p>
          </table:table-cell>
          <table:table-cell table:style-name="ce4" table:formula="of:=[.D13]+([.F14]*[.$L$1])" office:value-type="float" office:value="5.68366578650226" calcext:value-type="float">
            <text:p>5.684</text:p>
          </table:table-cell>
          <table:table-cell table:formula="of:=[.E13]" office:value-type="float" office:value="-0.479610533902204" calcext:value-type="float">
            <text:p>-0.480</text:p>
          </table:table-cell>
          <table:table-cell table:formula="of:=[.F13]" office:value-type="float" office:value="0.881808905245532" calcext:value-type="float">
            <text:p>0.882</text:p>
          </table:table-cell>
          <table:table-cell table:style-name="Default"/>
          <table:table-cell table:style-name="ce2"/>
          <table:table-cell table:number-columns-repeated="8"/>
          <table:table-cell table:style-name="ce2" office:value-type="string" calcext:value-type="string">
            <text:p>v.5_1</text:p>
          </table:table-cell>
          <table:table-cell table:style-name="ce3" table:number-columns-repeated="2"/>
          <table:table-cell table:style-name="ce3" office:value-type="float" office:value="-0.643728" calcext:value-type="float">
            <text:p>-0.644</text:p>
          </table:table-cell>
          <table:table-cell table:style-name="ce3" office:value-type="float" office:value="0.76873" calcext:value-type="float">
            <text:p>0.769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5" table:formula="of:=[.C14]" office:value-type="float" office:value="8.24901401465045" calcext:value-type="float">
            <text:p>8.249</text:p>
          </table:table-cell>
          <table:table-cell table:formula="of:=[.D14]" office:value-type="float" office:value="5.68366578650226" calcext:value-type="float">
            <text:p>5.684</text:p>
          </table:table-cell>
          <table:table-cell table:formula="of:=[.E14]" office:value-type="float" office:value="-0.479610533902204" calcext:value-type="float">
            <text:p>-0.480</text:p>
          </table:table-cell>
          <table:table-cell table:formula="of:=[.F14]" office:value-type="float" office:value="0.881808905245532" calcext:value-type="float">
            <text:p>0.882</text:p>
          </table:table-cell>
          <table:table-cell table:style-name="ce7" table:formula="of:=-([.$L$3]*[.$O$1]*[.$O$2])/POWER([.I15];3)*[.C15]" office:value-type="float" office:value="-0.0820585994327136" calcext:value-type="float">
            <text:p>-0.082</text:p>
          </table:table-cell>
          <table:table-cell table:style-name="ce7" table:formula="of:=-([.$L$3]*[.$O$1]*[.$O$2])/POWER([.I15];3)*[.D15]" office:value-type="float" office:value="-0.0565393213365478" calcext:value-type="float">
            <text:p>-0.057</text:p>
          </table:table-cell>
          <table:table-cell table:style-name="ce3" table:formula="of:=SQRT([.C15]*[.C15]+[.D15]*[.D15])" office:value-type="float" office:value="10.0174991383357" calcext:value-type="float">
            <text:p>10.017</text:p>
          </table:table-cell>
          <table:table-cell table:number-columns-repeated="7"/>
          <table:table-cell table:style-name="ce2" office:value-type="string" calcext:value-type="string">
            <text:p>r</text:p>
          </table:table-cell>
          <table:table-cell table:style-name="ce3" office:value-type="float" office:value="6.96156" calcext:value-type="float">
            <text:p>6.962</text:p>
          </table:table-cell>
          <table:table-cell table:style-name="ce3" office:value-type="float" office:value="7.22113" calcext:value-type="float">
            <text:p>7.221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15]" office:value-type="float" office:value="8.24901401465045" calcext:value-type="float">
            <text:p>8.249</text:p>
          </table:table-cell>
          <table:table-cell table:formula="of:=[.D15]" office:value-type="float" office:value="5.68366578650226" calcext:value-type="float">
            <text:p>5.684</text:p>
          </table:table-cell>
          <table:table-cell table:style-name="ce7" table:formula="of:=[.E15]+[.G16]*[.$L$1]*0.5" office:value-type="float" office:value="-0.561669133334917" calcext:value-type="float">
            <text:p>-0.562</text:p>
          </table:table-cell>
          <table:table-cell table:style-name="ce7" table:formula="of:=[.F15]+[.H16]*[.$L$1]*0.5" office:value-type="float" office:value="0.825269583908984" calcext:value-type="float">
            <text:p>0.825</text:p>
          </table:table-cell>
          <table:table-cell table:formula="of:=[.G15]" office:value-type="float" office:value="-0.0820585994327136" calcext:value-type="float">
            <text:p>-0.082</text:p>
          </table:table-cell>
          <table:table-cell table:formula="of:=[.H15]" office:value-type="float" office:value="-0.0565393213365478" calcext:value-type="float">
            <text:p>-0.057</text:p>
          </table:table-cell>
          <table:table-cell table:number-columns-repeated="8"/>
          <table:table-cell table:style-name="ce2" office:value-type="string" calcext:value-type="string">
            <text:p>v.5_2</text:p>
          </table:table-cell>
          <table:table-cell table:style-name="ce3" table:number-columns-repeated="2"/>
          <table:table-cell table:style-name="ce3" office:value-type="float" office:value="-0.712713" calcext:value-type="float">
            <text:p>-0.713</text:p>
          </table:table-cell>
          <table:table-cell table:style-name="ce3" office:value-type="float" office:value="0.697173" calcext:value-type="float">
            <text:p>0.697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16]" office:value-type="float" office:value="8.24901401465045" calcext:value-type="float">
            <text:p>8.249</text:p>
          </table:table-cell>
          <table:table-cell table:formula="of:=[.D16]" office:value-type="float" office:value="5.68366578650226" calcext:value-type="float">
            <text:p>5.684</text:p>
          </table:table-cell>
          <table:table-cell table:style-name="ce7" table:formula="of:=[.E16]+[.G17]*[.$L$1]*0.5" office:value-type="float" office:value="-0.643727732767631" calcext:value-type="float">
            <text:p>-0.644</text:p>
          </table:table-cell>
          <table:table-cell table:style-name="ce7" table:formula="of:=[.F16]+[.H17]*[.$L$1]*0.5" office:value-type="float" office:value="0.768730262572436" calcext:value-type="float">
            <text:p>0.769</text:p>
          </table:table-cell>
          <table:table-cell table:formula="of:=[.G16]" office:value-type="float" office:value="-0.0820585994327136" calcext:value-type="float">
            <text:p>-0.082</text:p>
          </table:table-cell>
          <table:table-cell table:formula="of:=[.H16]" office:value-type="float" office:value="-0.0565393213365478" calcext:value-type="float">
            <text:p>-0.057</text:p>
          </table:table-cell>
          <table:table-cell table:style-name="ce3"/>
          <table:table-cell table:number-columns-repeated="7"/>
          <table:table-cell table:style-name="ce2" office:value-type="string" calcext:value-type="string">
            <text:p>v.5_1</text:p>
          </table:table-cell>
          <table:table-cell table:style-name="ce3" table:number-columns-repeated="2"/>
          <table:table-cell table:style-name="ce3" office:value-type="float" office:value="-0.781699" calcext:value-type="float">
            <text:p>-0.782</text:p>
          </table:table-cell>
          <table:table-cell table:style-name="ce3" office:value-type="float" office:value="0.625615" calcext:value-type="float">
            <text:p>0.626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4" table:formula="of:=[.C17]+([.E18]*[.$L$1])" office:value-type="float" office:value="6.96155854911519" calcext:value-type="float">
            <text:p>6.962</text:p>
          </table:table-cell>
          <table:table-cell table:style-name="ce4" table:formula="of:=[.D17]+([.F18]*[.$L$1])" office:value-type="float" office:value="7.22112631164713" calcext:value-type="float">
            <text:p>7.221</text:p>
          </table:table-cell>
          <table:table-cell table:formula="of:=[.E17]" office:value-type="float" office:value="-0.643727732767631" calcext:value-type="float">
            <text:p>-0.644</text:p>
          </table:table-cell>
          <table:table-cell table:formula="of:=[.F17]" office:value-type="float" office:value="0.768730262572436" calcext:value-type="float">
            <text:p>0.769</text:p>
          </table:table-cell>
          <table:table-cell table:style-name="Default"/>
          <table:table-cell table:style-name="ce2"/>
          <table:table-cell table:number-columns-repeated="8"/>
          <table:table-cell table:style-name="ce2" office:value-type="string" calcext:value-type="string">
            <text:p>r</text:p>
          </table:table-cell>
          <table:table-cell table:style-name="ce3" office:value-type="float" office:value="5.39816" calcext:value-type="float">
            <text:p>5.398</text:p>
          </table:table-cell>
          <table:table-cell table:style-name="ce3" office:value-type="float" office:value="8.47236" calcext:value-type="float">
            <text:p>8.472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5" table:formula="of:=[.C18]" office:value-type="float" office:value="6.96155854911519" calcext:value-type="float">
            <text:p>6.962</text:p>
          </table:table-cell>
          <table:table-cell table:formula="of:=[.D18]" office:value-type="float" office:value="7.22112631164713" calcext:value-type="float">
            <text:p>7.221</text:p>
          </table:table-cell>
          <table:table-cell table:formula="of:=[.E18]" office:value-type="float" office:value="-0.643727732767631" calcext:value-type="float">
            <text:p>-0.644</text:p>
          </table:table-cell>
          <table:table-cell table:formula="of:=[.F18]" office:value-type="float" office:value="0.768730262572436" calcext:value-type="float">
            <text:p>0.769</text:p>
          </table:table-cell>
          <table:table-cell table:style-name="ce7" table:formula="of:=-([.$L$3]*[.$O$1]*[.$O$2])/POWER([.I19];3)*[.C19]" office:value-type="float" office:value="-0.0689855209770581" calcext:value-type="float">
            <text:p>-0.069</text:p>
          </table:table-cell>
          <table:table-cell table:style-name="ce7" table:formula="of:=-([.$L$3]*[.$O$1]*[.$O$2])/POWER([.I19];3)*[.D19]" office:value-type="float" office:value="-0.0715577060992233" calcext:value-type="float">
            <text:p>-0.072</text:p>
          </table:table-cell>
          <table:table-cell table:style-name="ce3" table:formula="of:=SQRT([.C19]*[.C19]+[.D19]*[.D19])" office:value-type="float" office:value="10.0303520696694" calcext:value-type="float">
            <text:p>10.030</text:p>
          </table:table-cell>
          <table:table-cell table:number-columns-repeated="7"/>
          <table:table-cell table:style-name="ce2" office:value-type="string" calcext:value-type="string">
            <text:p>v.5_2</text:p>
          </table:table-cell>
          <table:table-cell table:style-name="ce3" table:number-columns-repeated="2"/>
          <table:table-cell table:style-name="ce3" office:value-type="float" office:value="-0.834943" calcext:value-type="float">
            <text:p>-0.835</text:p>
          </table:table-cell>
          <table:table-cell table:style-name="ce3" office:value-type="float" office:value="0.542048" calcext:value-type="float">
            <text:p>0.542</text:p>
          </table:table-cell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19]" office:value-type="float" office:value="6.96155854911519" calcext:value-type="float">
            <text:p>6.962</text:p>
          </table:table-cell>
          <table:table-cell table:formula="of:=[.D19]" office:value-type="float" office:value="7.22112631164713" calcext:value-type="float">
            <text:p>7.221</text:p>
          </table:table-cell>
          <table:table-cell table:style-name="ce7" table:formula="of:=[.E19]+[.G20]*[.$L$1]*0.5" office:value-type="float" office:value="-0.712713253744689" calcext:value-type="float">
            <text:p>-0.713</text:p>
          </table:table-cell>
          <table:table-cell table:style-name="ce7" table:formula="of:=[.F19]+[.H20]*[.$L$1]*0.5" office:value-type="float" office:value="0.697172556473213" calcext:value-type="float">
            <text:p>0.697</text:p>
          </table:table-cell>
          <table:table-cell table:formula="of:=[.G19]" office:value-type="float" office:value="-0.0689855209770581" calcext:value-type="float">
            <text:p>-0.069</text:p>
          </table:table-cell>
          <table:table-cell table:formula="of:=[.H19]" office:value-type="float" office:value="-0.0715577060992233" calcext:value-type="float">
            <text:p>-0.072</text:p>
          </table:table-cell>
          <table:table-cell table:number-columns-repeated="8"/>
          <table:table-cell table:style-name="ce2" office:value-type="string" calcext:value-type="string">
            <text:p>v.5_1</text:p>
          </table:table-cell>
          <table:table-cell table:style-name="ce3" table:number-columns-repeated="2"/>
          <table:table-cell table:style-name="ce3" office:value-type="float" office:value="-0.888188" calcext:value-type="float">
            <text:p>-0.888</text:p>
          </table:table-cell>
          <table:table-cell table:style-name="ce3" office:value-type="float" office:value="0.458482" calcext:value-type="float">
            <text:p>0.458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20]" office:value-type="float" office:value="6.96155854911519" calcext:value-type="float">
            <text:p>6.962</text:p>
          </table:table-cell>
          <table:table-cell table:formula="of:=[.D20]" office:value-type="float" office:value="7.22112631164713" calcext:value-type="float">
            <text:p>7.221</text:p>
          </table:table-cell>
          <table:table-cell table:style-name="ce7" table:formula="of:=[.E20]+[.G21]*[.$L$1]*0.5" office:value-type="float" office:value="-0.781698774721747" calcext:value-type="float">
            <text:p>-0.782</text:p>
          </table:table-cell>
          <table:table-cell table:style-name="ce7" table:formula="of:=[.F20]+[.H21]*[.$L$1]*0.5" office:value-type="float" office:value="0.62561485037399" calcext:value-type="float">
            <text:p>0.626</text:p>
          </table:table-cell>
          <table:table-cell table:formula="of:=[.G20]" office:value-type="float" office:value="-0.0689855209770581" calcext:value-type="float">
            <text:p>-0.069</text:p>
          </table:table-cell>
          <table:table-cell table:formula="of:=[.H20]" office:value-type="float" office:value="-0.0715577060992233" calcext:value-type="float">
            <text:p>-0.072</text:p>
          </table:table-cell>
          <table:table-cell table:style-name="ce3"/>
          <table:table-cell table:number-columns-repeated="7"/>
          <table:table-cell table:style-name="ce2" office:value-type="string" calcext:value-type="string">
            <text:p>r</text:p>
          </table:table-cell>
          <table:table-cell table:style-name="ce3" office:value-type="float" office:value="3.62179" calcext:value-type="float">
            <text:p>3.622</text:p>
          </table:table-cell>
          <table:table-cell table:style-name="ce3" office:value-type="float" office:value="9.38932" calcext:value-type="float">
            <text:p>9.389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4" table:formula="of:=[.C21]+([.E22]*[.$L$1])" office:value-type="float" office:value="5.39816099967169" calcext:value-type="float">
            <text:p>5.398</text:p>
          </table:table-cell>
          <table:table-cell table:style-name="ce4" table:formula="of:=[.D21]+([.F22]*[.$L$1])" office:value-type="float" office:value="8.47235601239511" calcext:value-type="float">
            <text:p>8.472</text:p>
          </table:table-cell>
          <table:table-cell table:formula="of:=[.E21]" office:value-type="float" office:value="-0.781698774721747" calcext:value-type="float">
            <text:p>-0.782</text:p>
          </table:table-cell>
          <table:table-cell table:formula="of:=[.F21]" office:value-type="float" office:value="0.62561485037399" calcext:value-type="float">
            <text:p>0.626</text:p>
          </table:table-cell>
          <table:table-cell table:style-name="Default"/>
          <table:table-cell table:style-name="ce2"/>
          <table:table-cell table:number-columns-repeated="8"/>
          <table:table-cell table:style-name="ce2" office:value-type="string" calcext:value-type="string">
            <text:p>v.5_2</text:p>
          </table:table-cell>
          <table:table-cell table:style-name="ce3" table:number-columns-repeated="2"/>
          <table:table-cell table:style-name="ce3" office:value-type="float" office:value="-0.923723" calcext:value-type="float">
            <text:p>-0.924</text:p>
          </table:table-cell>
          <table:table-cell table:style-name="ce3" office:value-type="float" office:value="0.366358" calcext:value-type="float">
            <text:p>0.366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5" table:formula="of:=[.C22]" office:value-type="float" office:value="5.39816099967169" calcext:value-type="float">
            <text:p>5.398</text:p>
          </table:table-cell>
          <table:table-cell table:formula="of:=[.D22]" office:value-type="float" office:value="8.47235601239511" calcext:value-type="float">
            <text:p>8.472</text:p>
          </table:table-cell>
          <table:table-cell table:formula="of:=[.E22]" office:value-type="float" office:value="-0.781698774721747" calcext:value-type="float">
            <text:p>-0.782</text:p>
          </table:table-cell>
          <table:table-cell table:formula="of:=[.F22]" office:value-type="float" office:value="0.62561485037399" calcext:value-type="float">
            <text:p>0.626</text:p>
          </table:table-cell>
          <table:table-cell table:style-name="ce7" table:formula="of:=-([.$L$3]*[.$O$1]*[.$O$2])/POWER([.I23];3)*[.C23]" office:value-type="float" office:value="-0.0532443810443004" calcext:value-type="float">
            <text:p>-0.053</text:p>
          </table:table-cell>
          <table:table-cell table:style-name="ce7" table:formula="of:=-([.$L$3]*[.$O$1]*[.$O$2])/POWER([.I23];3)*[.D23]" office:value-type="float" office:value="-0.0835664871600476" calcext:value-type="float">
            <text:p>-0.084</text:p>
          </table:table-cell>
          <table:table-cell table:style-name="ce3" table:formula="of:=SQRT([.C23]*[.C23]+[.D23]*[.D23])" office:value-type="float" office:value="10.0459423937799" calcext:value-type="float">
            <text:p>10.046</text:p>
          </table:table-cell>
          <table:table-cell table:number-columns-repeated="7"/>
          <table:table-cell table:style-name="ce2" office:value-type="string" calcext:value-type="string">
            <text:p>v.5_1</text:p>
          </table:table-cell>
          <table:table-cell table:style-name="ce3" table:number-columns-repeated="2"/>
          <table:table-cell table:style-name="ce3" office:value-type="float" office:value="-0.959258" calcext:value-type="float">
            <text:p>-0.959</text:p>
          </table:table-cell>
          <table:table-cell table:style-name="ce3" office:value-type="float" office:value="0.274235" calcext:value-type="float">
            <text:p>0.274</text:p>
          </table:table-cell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23]" office:value-type="float" office:value="5.39816099967169" calcext:value-type="float">
            <text:p>5.398</text:p>
          </table:table-cell>
          <table:table-cell table:formula="of:=[.D23]" office:value-type="float" office:value="8.47235601239511" calcext:value-type="float">
            <text:p>8.472</text:p>
          </table:table-cell>
          <table:table-cell table:style-name="ce7" table:formula="of:=[.E23]+[.G24]*[.$L$1]*0.5" office:value-type="float" office:value="-0.834943155766048" calcext:value-type="float">
            <text:p>-0.835</text:p>
          </table:table-cell>
          <table:table-cell table:style-name="ce7" table:formula="of:=[.F23]+[.H24]*[.$L$1]*0.5" office:value-type="float" office:value="0.542048363213942" calcext:value-type="float">
            <text:p>0.542</text:p>
          </table:table-cell>
          <table:table-cell table:formula="of:=[.G23]" office:value-type="float" office:value="-0.0532443810443004" calcext:value-type="float">
            <text:p>-0.053</text:p>
          </table:table-cell>
          <table:table-cell table:formula="of:=[.H23]" office:value-type="float" office:value="-0.0835664871600476" calcext:value-type="float">
            <text:p>-0.084</text:p>
          </table:table-cell>
          <table:table-cell table:number-columns-repeated="8"/>
          <table:table-cell table:style-name="ce2" office:value-type="string" calcext:value-type="string">
            <text:p>r</text:p>
          </table:table-cell>
          <table:table-cell table:style-name="ce3" office:value-type="float" office:value="1.70327" calcext:value-type="float">
            <text:p>1.703</text:p>
          </table:table-cell>
          <table:table-cell table:style-name="ce3" office:value-type="float" office:value="9.93779" calcext:value-type="float">
            <text:p>9.938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24]" office:value-type="float" office:value="5.39816099967169" calcext:value-type="float">
            <text:p>5.398</text:p>
          </table:table-cell>
          <table:table-cell table:formula="of:=[.D24]" office:value-type="float" office:value="8.47235601239511" calcext:value-type="float">
            <text:p>8.472</text:p>
          </table:table-cell>
          <table:table-cell table:style-name="ce7" table:formula="of:=[.E24]+[.G25]*[.$L$1]*0.5" office:value-type="float" office:value="-0.888187536810348" calcext:value-type="float">
            <text:p>-0.888</text:p>
          </table:table-cell>
          <table:table-cell table:style-name="ce7" table:formula="of:=[.F24]+[.H25]*[.$L$1]*0.5" office:value-type="float" office:value="0.458481876053895" calcext:value-type="float">
            <text:p>0.458</text:p>
          </table:table-cell>
          <table:table-cell table:formula="of:=[.G24]" office:value-type="float" office:value="-0.0532443810443004" calcext:value-type="float">
            <text:p>-0.053</text:p>
          </table:table-cell>
          <table:table-cell table:formula="of:=[.H24]" office:value-type="float" office:value="-0.0835664871600476" calcext:value-type="float">
            <text:p>-0.084</text:p>
          </table:table-cell>
          <table:table-cell table:style-name="ce3"/>
          <table:table-cell table:number-columns-repeated="7"/>
          <table:table-cell table:style-name="ce2" office:value-type="string" calcext:value-type="string">
            <text:p>v.5_2</text:p>
          </table:table-cell>
          <table:table-cell table:style-name="ce3" table:number-columns-repeated="2"/>
          <table:table-cell table:style-name="ce3" office:value-type="float" office:value="-0.975875" calcext:value-type="float">
            <text:p>-0.976</text:p>
          </table:table-cell>
          <table:table-cell table:style-name="ce3" office:value-type="float" office:value="0.177282" calcext:value-type="float">
            <text:p>0.177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4" table:formula="of:=[.C25]+([.E26]*[.$L$1])" office:value-type="float" office:value="3.621785926051" calcext:value-type="float">
            <text:p>3.622</text:p>
          </table:table-cell>
          <table:table-cell table:style-name="ce4" table:formula="of:=[.D25]+([.F26]*[.$L$1])" office:value-type="float" office:value="9.3893197645029" calcext:value-type="float">
            <text:p>9.389</text:p>
          </table:table-cell>
          <table:table-cell table:formula="of:=[.E25]" office:value-type="float" office:value="-0.888187536810348" calcext:value-type="float">
            <text:p>-0.888</text:p>
          </table:table-cell>
          <table:table-cell table:formula="of:=[.F25]" office:value-type="float" office:value="0.458481876053895" calcext:value-type="float">
            <text:p>0.458</text:p>
          </table:table-cell>
          <table:table-cell table:style-name="Default"/>
          <table:table-cell table:style-name="ce2"/>
          <table:table-cell table:number-columns-repeated="8"/>
          <table:table-cell table:style-name="ce2" office:value-type="string" calcext:value-type="string">
            <text:p>v.5_1</text:p>
          </table:table-cell>
          <table:table-cell table:style-name="ce3" table:number-columns-repeated="2"/>
          <table:table-cell table:style-name="ce3" office:value-type="float" office:value="-0.992492" calcext:value-type="float">
            <text:p>-0.992</text:p>
          </table:table-cell>
          <table:table-cell table:style-name="ce3" office:value-type="float" office:value="0.0803298" calcext:value-type="float">
            <text:p>0.080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5" table:formula="of:=[.C26]" office:value-type="float" office:value="3.621785926051" calcext:value-type="float">
            <text:p>3.622</text:p>
          </table:table-cell>
          <table:table-cell table:formula="of:=[.D26]" office:value-type="float" office:value="9.3893197645029" calcext:value-type="float">
            <text:p>9.389</text:p>
          </table:table-cell>
          <table:table-cell table:formula="of:=[.E26]" office:value-type="float" office:value="-0.888187536810348" calcext:value-type="float">
            <text:p>-0.888</text:p>
          </table:table-cell>
          <table:table-cell table:formula="of:=[.F26]" office:value-type="float" office:value="0.458481876053895" calcext:value-type="float">
            <text:p>0.458</text:p>
          </table:table-cell>
          <table:table-cell table:style-name="ce7" table:formula="of:=-([.$L$3]*[.$O$1]*[.$O$2])/POWER([.I27];3)*[.C27]" office:value-type="float" office:value="-0.0355351970580228" calcext:value-type="float">
            <text:p>-0.036</text:p>
          </table:table-cell>
          <table:table-cell table:style-name="ce7" table:formula="of:=-([.$L$3]*[.$O$1]*[.$O$2])/POWER([.I27];3)*[.D27]" office:value-type="float" office:value="-0.0921234260900105" calcext:value-type="float">
            <text:p>-0.092</text:p>
          </table:table-cell>
          <table:table-cell table:style-name="ce3" table:formula="of:=SQRT([.C27]*[.C27]+[.D27]*[.D27])" office:value-type="float" office:value="10.0636305046552" calcext:value-type="float">
            <text:p>10.064</text:p>
          </table:table-cell>
          <table:table-cell table:number-columns-repeated="7"/>
          <table:table-cell table:style-name="ce2" office:value-type="string" calcext:value-type="string">
            <text:p>r</text:p>
          </table:table-cell>
          <table:table-cell table:style-name="ce3" office:value-type="float" office:value="-0.281714" calcext:value-type="float">
            <text:p>-0.282</text:p>
          </table:table-cell>
          <table:table-cell table:style-name="ce3" office:value-type="float" office:value="10.0984" calcext:value-type="float">
            <text:p>10.098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27]" office:value-type="float" office:value="3.621785926051" calcext:value-type="float">
            <text:p>3.622</text:p>
          </table:table-cell>
          <table:table-cell table:formula="of:=[.D27]" office:value-type="float" office:value="9.3893197645029" calcext:value-type="float">
            <text:p>9.389</text:p>
          </table:table-cell>
          <table:table-cell table:style-name="ce7" table:formula="of:=[.E27]+[.G28]*[.$L$1]*0.5" office:value-type="float" office:value="-0.923722733868371" calcext:value-type="float">
            <text:p>-0.924</text:p>
          </table:table-cell>
          <table:table-cell table:style-name="ce7" table:formula="of:=[.F27]+[.H28]*[.$L$1]*0.5" office:value-type="float" office:value="0.366358449963884" calcext:value-type="float">
            <text:p>0.366</text:p>
          </table:table-cell>
          <table:table-cell table:formula="of:=[.G27]" office:value-type="float" office:value="-0.0355351970580228" calcext:value-type="float">
            <text:p>-0.036</text:p>
          </table:table-cell>
          <table:table-cell table:formula="of:=[.H27]" office:value-type="float" office:value="-0.0921234260900105" calcext:value-type="float">
            <text:p>-0.092</text:p>
          </table:table-cell>
          <table:table-cell table:number-columns-repeated="8"/>
          <table:table-cell table:style-name="ce2" office:value-type="string" calcext:value-type="string">
            <text:p>v.5_2</text:p>
          </table:table-cell>
          <table:table-cell table:style-name="ce3" table:number-columns-repeated="2"/>
          <table:table-cell table:style-name="ce3" office:value-type="float" office:value="-0.98976" calcext:value-type="float">
            <text:p>-0.990</text:p>
          </table:table-cell>
          <table:table-cell table:style-name="ce3" office:value-type="float" office:value="-0.0176156" calcext:value-type="float">
            <text:p>-0.018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28]" office:value-type="float" office:value="3.621785926051" calcext:value-type="float">
            <text:p>3.622</text:p>
          </table:table-cell>
          <table:table-cell table:formula="of:=[.D28]" office:value-type="float" office:value="9.3893197645029" calcext:value-type="float">
            <text:p>9.389</text:p>
          </table:table-cell>
          <table:table-cell table:style-name="ce7" table:formula="of:=[.E28]+[.G29]*[.$L$1]*0.5" office:value-type="float" office:value="-0.959257930926394" calcext:value-type="float">
            <text:p>-0.959</text:p>
          </table:table-cell>
          <table:table-cell table:style-name="ce7" table:formula="of:=[.F28]+[.H29]*[.$L$1]*0.5" office:value-type="float" office:value="0.274235023873873" calcext:value-type="float">
            <text:p>0.274</text:p>
          </table:table-cell>
          <table:table-cell table:formula="of:=[.G28]" office:value-type="float" office:value="-0.0355351970580228" calcext:value-type="float">
            <text:p>-0.036</text:p>
          </table:table-cell>
          <table:table-cell table:formula="of:=[.H28]" office:value-type="float" office:value="-0.0921234260900105" calcext:value-type="float">
            <text:p>-0.092</text:p>
          </table:table-cell>
          <table:table-cell table:style-name="ce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4" table:formula="of:=[.C29]+([.E30]*[.$L$1])" office:value-type="float" office:value="1.70327006419821" calcext:value-type="float">
            <text:p>1.703</text:p>
          </table:table-cell>
          <table:table-cell table:style-name="ce4" table:formula="of:=[.D29]+([.F30]*[.$L$1])" office:value-type="float" office:value="9.93778981225065" calcext:value-type="float">
            <text:p>9.938</text:p>
          </table:table-cell>
          <table:table-cell table:formula="of:=[.E29]" office:value-type="float" office:value="-0.959257930926394" calcext:value-type="float">
            <text:p>-0.959</text:p>
          </table:table-cell>
          <table:table-cell table:formula="of:=[.F29]" office:value-type="float" office:value="0.274235023873873" calcext:value-type="float">
            <text:p>0.274</text:p>
          </table:table-cell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5" table:formula="of:=[.C30]" office:value-type="float" office:value="1.70327006419821" calcext:value-type="float">
            <text:p>1.703</text:p>
          </table:table-cell>
          <table:table-cell table:formula="of:=[.D30]" office:value-type="float" office:value="9.93778981225065" calcext:value-type="float">
            <text:p>9.938</text:p>
          </table:table-cell>
          <table:table-cell table:formula="of:=[.E30]" office:value-type="float" office:value="-0.959257930926394" calcext:value-type="float">
            <text:p>-0.959</text:p>
          </table:table-cell>
          <table:table-cell table:formula="of:=[.F30]" office:value-type="float" office:value="0.274235023873873" calcext:value-type="float">
            <text:p>0.274</text:p>
          </table:table-cell>
          <table:table-cell table:style-name="ce7" table:formula="of:=-([.$L$3]*[.$O$1]*[.$O$2])/POWER([.I31];3)*[.C31]" office:value-type="float" office:value="-0.0166170244710839" calcext:value-type="float">
            <text:p>-0.017</text:p>
          </table:table-cell>
          <table:table-cell table:style-name="ce7" table:formula="of:=-([.$L$3]*[.$O$1]*[.$O$2])/POWER([.I31];3)*[.D31]" office:value-type="float" office:value="-0.0969526207086795" calcext:value-type="float">
            <text:p>-0.097</text:p>
          </table:table-cell>
          <table:table-cell table:style-name="ce3" table:formula="of:=SQRT([.C31]*[.C31]+[.D31]*[.D31])" office:value-type="float" office:value="10.0826978167585" calcext:value-type="float">
            <text:p>10.0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31]" office:value-type="float" office:value="1.70327006419821" calcext:value-type="float">
            <text:p>1.703</text:p>
          </table:table-cell>
          <table:table-cell table:style-name="ce6" table:formula="of:=[.D31]" office:value-type="float" office:value="9.93778981225065" calcext:value-type="float">
            <text:p>9.938</text:p>
          </table:table-cell>
          <table:table-cell table:style-name="ce7" table:formula="of:=[.E31]+[.G32]*[.$L$1]*0.5" office:value-type="float" office:value="-0.975874955397478" calcext:value-type="float">
            <text:p>-0.976</text:p>
          </table:table-cell>
          <table:table-cell table:style-name="ce7" table:formula="of:=[.F31]+[.H32]*[.$L$1]*0.5" office:value-type="float" office:value="0.177282403165194" calcext:value-type="float">
            <text:p>0.177</text:p>
          </table:table-cell>
          <table:table-cell table:formula="of:=[.G31]" office:value-type="float" office:value="-0.0166170244710839" calcext:value-type="float">
            <text:p>-0.017</text:p>
          </table:table-cell>
          <table:table-cell table:formula="of:=[.H31]" office:value-type="float" office:value="-0.0969526207086795" calcext:value-type="float">
            <text:p>-0.09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32]" office:value-type="float" office:value="1.70327006419821" calcext:value-type="float">
            <text:p>1.703</text:p>
          </table:table-cell>
          <table:table-cell table:style-name="ce6" table:formula="of:=[.D32]" office:value-type="float" office:value="9.93778981225065" calcext:value-type="float">
            <text:p>9.938</text:p>
          </table:table-cell>
          <table:table-cell table:style-name="ce7" table:formula="of:=[.E32]+[.G33]*[.$L$1]*0.5" office:value-type="float" office:value="-0.992491979868562" calcext:value-type="float">
            <text:p>-0.992</text:p>
          </table:table-cell>
          <table:table-cell table:style-name="ce7" table:formula="of:=[.F32]+[.H33]*[.$L$1]*0.5" office:value-type="float" office:value="0.0803297824565146" calcext:value-type="float">
            <text:p>0.080</text:p>
          </table:table-cell>
          <table:table-cell table:formula="of:=[.G32]" office:value-type="float" office:value="-0.0166170244710839" calcext:value-type="float">
            <text:p>-0.017</text:p>
          </table:table-cell>
          <table:table-cell table:formula="of:=[.H32]" office:value-type="float" office:value="-0.0969526207086795" calcext:value-type="float">
            <text:p>-0.097</text:p>
          </table:table-cell>
          <table:table-cell table:style-name="ce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4" table:formula="of:=[.C33]+([.E34]*[.$L$1])" office:value-type="float" office:value="-0.281713895538914" calcext:value-type="float">
            <text:p>-0.282</text:p>
          </table:table-cell>
          <table:table-cell table:style-name="ce4" table:formula="of:=[.D33]+([.F34]*[.$L$1])" office:value-type="float" office:value="10.0984493771637" calcext:value-type="float">
            <text:p>10.098</text:p>
          </table:table-cell>
          <table:table-cell table:style-name="ce6" table:formula="of:=[.E33]" office:value-type="float" office:value="-0.992491979868562" calcext:value-type="float">
            <text:p>-0.992</text:p>
          </table:table-cell>
          <table:table-cell table:formula="of:=[.F33]" office:value-type="float" office:value="0.0803297824565146" calcext:value-type="float">
            <text:p>0.080</text:p>
          </table:table-cell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5" table:formula="of:=[.C34]" office:value-type="float" office:value="-0.281713895538914" calcext:value-type="float">
            <text:p>-0.282</text:p>
          </table:table-cell>
          <table:table-cell table:formula="of:=[.D34]" office:value-type="float" office:value="10.0984493771637" calcext:value-type="float">
            <text:p>10.098</text:p>
          </table:table-cell>
          <table:table-cell table:formula="of:=[.E34]" office:value-type="float" office:value="-0.992491979868562" calcext:value-type="float">
            <text:p>-0.992</text:p>
          </table:table-cell>
          <table:table-cell table:formula="of:=[.F34]" office:value-type="float" office:value="0.0803297824565146" calcext:value-type="float">
            <text:p>0.080</text:p>
          </table:table-cell>
          <table:table-cell table:style-name="ce7" table:formula="of:=-([.$L$3]*[.$O$1]*[.$O$2])/POWER([.I35];3)*[.C35]" office:value-type="float" office:value="0.00273235684554187" calcext:value-type="float">
            <text:p>0.003</text:p>
          </table:table-cell>
          <table:table-cell table:style-name="ce7" table:formula="of:=-([.$L$3]*[.$O$1]*[.$O$2])/POWER([.I35];3)*[.D35]" office:value-type="float" office:value="-0.097945354212177" calcext:value-type="float">
            <text:p>-0.098</text:p>
          </table:table-cell>
          <table:table-cell table:style-name="ce3" table:formula="of:=SQRT([.C35]*[.C35]+[.D35]*[.D35])" office:value-type="float" office:value="10.1023780637074" calcext:value-type="float">
            <text:p>10.10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35]" office:value-type="float" office:value="-0.281713895538914" calcext:value-type="float">
            <text:p>-0.282</text:p>
          </table:table-cell>
          <table:table-cell table:formula="of:=[.D35]" office:value-type="float" office:value="10.0984493771637" calcext:value-type="float">
            <text:p>10.098</text:p>
          </table:table-cell>
          <table:table-cell table:style-name="ce7" table:formula="of:=[.E35]+[.G36]*[.$L$1]*0.5" office:value-type="float" office:value="-0.98975962302302" calcext:value-type="float">
            <text:p>-0.990</text:p>
          </table:table-cell>
          <table:table-cell table:style-name="ce7" table:formula="of:=[.F35]+[.H36]*[.$L$1]*0.5" office:value-type="float" office:value="-0.0176155717556624" calcext:value-type="float">
            <text:p>-0.018</text:p>
          </table:table-cell>
          <table:table-cell table:formula="of:=[.G35]" office:value-type="float" office:value="0.00273235684554187" calcext:value-type="float">
            <text:p>0.003</text:p>
          </table:table-cell>
          <table:table-cell table:formula="of:=[.H35]" office:value-type="float" office:value="-0.097945354212177" calcext:value-type="float">
            <text:p>-0.09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Default"/>
          <table: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17:22:36.898331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yron Theobald</meta:initial-creator>
    <meta:creation-date>2016-03-18T17:33:16.606521024</meta:creation-date>
    <dc:date>2016-03-30T19:56:31.250862376</dc:date>
    <meta:editing-duration>PT6H52M</meta:editing-duration>
    <meta:editing-cycles>24</meta:editing-cycles>
    <meta:generator>LibreOffice/5.1.1.3$Linux_X86_64 LibreOffice_project/10m0$Build-3</meta:generator>
    <meta:document-statistic meta:table-count="1" meta:cell-count="3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3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113">
      <style:chart-properties chart:symbol-type="none" chart:link-data-style-to-source="true"/>
      <style:graphic-properties draw:stroke-dash="Ultrafine_20_Dashed" svg:stroke-width="0.2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73cm" svg:height="9.244cm" xlink:href=".." xlink:type="simple" chart:class="chart:scatter" chart:style-name="ch1">
        <chart:plot-area chart:style-name="ch2" table:cell-range-address="Sheet1.C2:Sheet1.D3000 Sheet1.S5:Sheet1.S28" chart:data-source-has-labels="row" svg:x="0.211cm" svg:y="0.184cm" svg:width="10.151cm" svg:height="8.876cm">
          <chartooo:coordinate-region svg:x="0.357cm" svg:y="0.383cm" svg:width="9.818cm" svg:height="8.03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3000" loext:label-string="trace" chart:class="chart:scatter">
            <chart:domain table:cell-range-address="Sheet1.C2:Sheet1.C3000"/>
            <chart:data-point chart:repeated="2999"/>
          </chart:series>
          <chart:series chart:style-name="ch6" chart:values-cell-range-address="Sheet1.S5:Sheet1.S28" loext:label-string="sim" chart:class="chart:scatter">
            <chart:domain table:cell-range-address="Sheet1.R5:Sheet1.R28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race</text:p>
              </table:table-cell>
              <table:table-cell office:value-type="string">
                <text:p>Column R</text:p>
              </table:table-cell>
              <table:table-cell office:value-type="string">
                <text:p>si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2:Sheet1.C3000</svg:desc>
                </draw:g>
              </table:table-cell>
              <table:table-cell office:value-type="float" office:value="NaN">
                <text:p>NaN</text:p>
                <draw:g>
                  <svg:desc>Sheet1.D2:Sheet1.D3000</svg:desc>
                </draw:g>
              </table:table-cell>
              <table:table-cell office:value-type="float" office:value="10">
                <text:p>10</text:p>
                <draw:g>
                  <svg:desc>Sheet1.R5:Sheet1.R28</svg:desc>
                </draw:g>
              </table:table-cell>
              <table:table-cell office:value-type="float" office:value="0">
                <text:p>0</text:p>
                <draw:g>
                  <svg:desc>Sheet1.S5:Sheet1.S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">
                <text:p>9.8</text:p>
              </table:table-cell>
              <table:table-cell office:value-type="float" office:value="2">
                <text:p>2</text:p>
              </table:table-cell>
              <table:table-cell office:value-type="float" office:value="9.20824">
                <text:p>9.20824</text:p>
              </table:table-cell>
              <table:table-cell office:value-type="float" office:value="3.92005">
                <text:p>3.92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8">
                <text:p>9.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8">
                <text:p>9.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">
                <text:p>9.8</text:p>
              </table:table-cell>
              <table:table-cell office:value-type="float" office:value="2">
                <text:p>2</text:p>
              </table:table-cell>
              <table:table-cell office:value-type="float" office:value="8.24901">
                <text:p>8.24901</text:p>
              </table:table-cell>
              <table:table-cell office:value-type="float" office:value="5.68367">
                <text:p>5.68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0823508245486">
                <text:p>9.20823508245486</text:p>
              </table:table-cell>
              <table:table-cell office:value-type="float" office:value="3.92004797601119">
                <text:p>3.9200479760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20823508245486">
                <text:p>9.20823508245486</text:p>
              </table:table-cell>
              <table:table-cell office:value-type="float" office:value="3.92004797601119">
                <text:p>3.9200479760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20823508245486">
                <text:p>9.20823508245486</text:p>
              </table:table-cell>
              <table:table-cell office:value-type="float" office:value="3.92004797601119">
                <text:p>3.92004797601119</text:p>
              </table:table-cell>
              <table:table-cell office:value-type="float" office:value="6.96156">
                <text:p>6.96156</text:p>
              </table:table-cell>
              <table:table-cell office:value-type="float" office:value="7.22113">
                <text:p>7.22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20823508245486">
                <text:p>9.20823508245486</text:p>
              </table:table-cell>
              <table:table-cell office:value-type="float" office:value="3.92004797601119">
                <text:p>3.9200479760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24901401465045">
                <text:p>8.24901401465045</text:p>
              </table:table-cell>
              <table:table-cell office:value-type="float" office:value="5.68366578650226">
                <text:p>5.6836657865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24901401465045">
                <text:p>8.24901401465045</text:p>
              </table:table-cell>
              <table:table-cell office:value-type="float" office:value="5.68366578650226">
                <text:p>5.68366578650226</text:p>
              </table:table-cell>
              <table:table-cell office:value-type="float" office:value="5.39816">
                <text:p>5.39816</text:p>
              </table:table-cell>
              <table:table-cell office:value-type="float" office:value="8.47236">
                <text:p>8.47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24901401465045">
                <text:p>8.24901401465045</text:p>
              </table:table-cell>
              <table:table-cell office:value-type="float" office:value="5.68366578650226">
                <text:p>5.6836657865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4901401465045">
                <text:p>8.24901401465045</text:p>
              </table:table-cell>
              <table:table-cell office:value-type="float" office:value="5.68366578650226">
                <text:p>5.6836657865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96155854911519">
                <text:p>6.96155854911519</text:p>
              </table:table-cell>
              <table:table-cell office:value-type="float" office:value="7.22112631164713">
                <text:p>7.22112631164713</text:p>
              </table:table-cell>
              <table:table-cell office:value-type="float" office:value="3.62179">
                <text:p>3.62179</text:p>
              </table:table-cell>
              <table:table-cell office:value-type="float" office:value="9.38932">
                <text:p>9.38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96155854911519">
                <text:p>6.96155854911519</text:p>
              </table:table-cell>
              <table:table-cell office:value-type="float" office:value="7.22112631164713">
                <text:p>7.22112631164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6155854911519">
                <text:p>6.96155854911519</text:p>
              </table:table-cell>
              <table:table-cell office:value-type="float" office:value="7.22112631164713">
                <text:p>7.22112631164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6155854911519">
                <text:p>6.96155854911519</text:p>
              </table:table-cell>
              <table:table-cell office:value-type="float" office:value="7.22112631164713">
                <text:p>7.22112631164713</text:p>
              </table:table-cell>
              <table:table-cell office:value-type="float" office:value="1.70327">
                <text:p>1.70327</text:p>
              </table:table-cell>
              <table:table-cell office:value-type="float" office:value="9.93779">
                <text:p>9.937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39816099967169">
                <text:p>5.39816099967169</text:p>
              </table:table-cell>
              <table:table-cell office:value-type="float" office:value="8.47235601239511">
                <text:p>8.47235601239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39816099967169">
                <text:p>5.39816099967169</text:p>
              </table:table-cell>
              <table:table-cell office:value-type="float" office:value="8.47235601239511">
                <text:p>8.47235601239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39816099967169">
                <text:p>5.39816099967169</text:p>
              </table:table-cell>
              <table:table-cell office:value-type="float" office:value="8.47235601239511">
                <text:p>8.47235601239511</text:p>
              </table:table-cell>
              <table:table-cell office:value-type="float" office:value="-0.281714">
                <text:p>-0.281714</text:p>
              </table:table-cell>
              <table:table-cell office:value-type="float" office:value="10.0984">
                <text:p>10.09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39816099967169">
                <text:p>5.39816099967169</text:p>
              </table:table-cell>
              <table:table-cell office:value-type="float" office:value="8.47235601239511">
                <text:p>8.47235601239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21785926051">
                <text:p>3.621785926051</text:p>
              </table:table-cell>
              <table:table-cell office:value-type="float" office:value="9.3893197645029">
                <text:p>9.389319764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21785926051">
                <text:p>3.621785926051</text:p>
              </table:table-cell>
              <table:table-cell office:value-type="float" office:value="9.3893197645029">
                <text:p>9.389319764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21785926051">
                <text:p>3.621785926051</text:p>
              </table:table-cell>
              <table:table-cell office:value-type="float" office:value="9.3893197645029">
                <text:p>9.389319764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21785926051">
                <text:p>3.621785926051</text:p>
              </table:table-cell>
              <table:table-cell office:value-type="float" office:value="9.3893197645029">
                <text:p>9.389319764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0327006419821">
                <text:p>1.70327006419821</text:p>
              </table:table-cell>
              <table:table-cell office:value-type="float" office:value="9.93778981225065">
                <text:p>9.9377898122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0327006419821">
                <text:p>1.70327006419821</text:p>
              </table:table-cell>
              <table:table-cell office:value-type="float" office:value="9.93778981225065">
                <text:p>9.9377898122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0327006419821">
                <text:p>1.70327006419821</text:p>
              </table:table-cell>
              <table:table-cell office:value-type="float" office:value="9.93778981225065">
                <text:p>9.9377898122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0327006419821">
                <text:p>1.70327006419821</text:p>
              </table:table-cell>
              <table:table-cell office:value-type="float" office:value="9.93778981225065">
                <text:p>9.9377898122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81713895538914">
                <text:p>-0.281713895538914</text:p>
              </table:table-cell>
              <table:table-cell office:value-type="float" office:value="10.0984493771637">
                <text:p>10.098449377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81713895538914">
                <text:p>-0.281713895538914</text:p>
              </table:table-cell>
              <table:table-cell office:value-type="float" office:value="10.0984493771637">
                <text:p>10.098449377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81713895538914">
                <text:p>-0.281713895538914</text:p>
              </table:table-cell>
              <table:table-cell office:value-type="float" office:value="10.0984493771637">
                <text:p>10.098449377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